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4:40</text:p>
      <text:p text:style-name="Standard">Test påbegyndes. Testperson har ikke læst opgaven.</text:p>
      <text:p text:style-name="Standard"/>
      <text:p text:style-name="Standard">14:41</text:p>
      <text:p text:style-name="Standard">Testpersonen forsøger at logge ind på en profil som hun ikke har kodeordet til, i stedet for at oprette en profil selv.</text:p>
      <text:p text:style-name="Standard">Hun får derefter problemer med at vende tilbage til hovedskærmen.</text:p>
      <text:p text:style-name="Standard"/>
      <text:p text:style-name="Standard">14:43</text:p>
      <text:p text:style-name="Standard">Testperson lægger ikke mærke til at hun er blevet administrator. Det ændrer hun da hun bliver gjort opmærksom på det.</text:p>
      <text:p text:style-name="Standard"/>
      <text:p text:style-name="Standard">14:44</text:p>
      <text:p text:style-name="Standard">Testpersonen bliver forvirret af den autogenerede QR kode.</text:p>
      <text:p text:style-name="Standard"/>
      <text:p text:style-name="Standard">14:45</text:p>
      <text:p text:style-name="Standard">Ikke alle børnene har telefon, så hun bliver nødt til at give barnet telefonnummeret ”1”.</text:p>
      <text:p text:style-name="Standard"/>
      <text:p text:style-name="Standard">14:47</text:p>
      <text:p text:style-name="Standard">Det er forvirrende for personen at forbinde et barn til en pædagog.</text:p>
      <text:p text:style-name="Standard">Hun finder siden, og tror at hun måske skal skrive navnet på barnet, men finder dog listen over børn.</text:p>
      <text:p text:style-name="Standard"/>
      <text:p text:style-name="Standard">14:51</text:p>
      <text:p text:style-name="Standard">Testpersonen har svært ved at finde ud af hvordan man logger ind på et barns profil med et pædagog login, så hun prøver først at logge ind som barnet (hvis login hun ikke har), or derefter at logge ind som sig selv.</text:p>
      <text:p text:style-name="Standard"/>
      <text:p text:style-name="Standard">14:53</text:p>
      <text:p text:style-name="Standard">Der skiftes til Admin app'en</text:p>
      <text:p text:style-name="Standard"/>
      <text:p text:style-name="Standard">14:54</text:p>
      <text:p text:style-name="Standard">Testpersonen skriver navnes med småt, eftersom det er et keyboard hun ikke er bekendt med at bruge.</text:p>
      <text:p text:style-name="Standard"/>
      <text:p text:style-name="Standard">14:57</text:p>
      <text:p text:style-name="Standard">Testpersonen har problemer med at betjene android keyboardet.</text:p>
      <text:p text:style-name="Standard"/>
      <text:p text:style-name="Standard">14:58</text:p>
      <text:p text:style-name="Standard">Personen bliver i tvivl om hvordan hun skal tilføje et barn til ”Mine Børn”.</text:p>
      <text:p text:style-name="Standard"/>
      <text:p text:style-name="Standard">14:59</text:p>
      <text:p text:style-name="Standard">Testpersone bliver nervøs og føler at hun har mistet overblikket fuldstændigt.</text:p>
      <text:p text:style-name="Standard">Hun ved ikke hvordan hun skal komme tilbage.</text:p>
      <text:p text:style-name="Standard">Hun skal guides meget for at finde ud af hvor funktionaliteten er gemt.</text:p>
      <text:p text:style-name="Standard"/>
      <text:p text:style-name="Standard">15:01</text:p>
      <text:p text:style-name="Standard">Testen afbrydes.</text:p>
      <text:p text:style-name="Standard">Hun ville dog gerne have lov til at fortsæt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smus Dalhoff-Jensen</meta:initial-creator>
    <meta:creation-date>2012-05-22T14:35:30.67</meta:creation-date>
    <meta:generator>OpenOffice.org/3.3$Win32 OpenOffice.org_project/330m20$Build-9567</meta:generator>
    <dc:date>2012-05-22T15:01:43.06</dc:date>
    <dc:creator>Rasmus Dalhoff-Jensen</dc:creator>
    <meta:editing-duration>PT26M11S</meta:editing-duration>
    <meta:editing-cycles>3</meta:editing-cycles>
    <meta:document-statistic meta:table-count="0" meta:image-count="0" meta:object-count="0" meta:page-count="1" meta:paragraph-count="31" meta:word-count="257" meta:character-count="1465"/>
  </office:meta>
</office:document-meta>
</file>